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Header">
      <style:paragraph-properties fo:text-align="center" style:justify-single-word="false"/>
      <style:text-properties fo:language="es" fo:country="ES" fo:font-weight="normal" style:font-weight-asian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Text_20_body">
      <style:paragraph-properties fo:margin-left="0.5in" fo:margin-right="0in" fo:text-indent="-0.25in" style:auto-text-indent="false"/>
    </style:style>
    <style:style style:name="P6" style:family="paragraph" style:parent-style-name="Text_20_body">
      <style:paragraph-properties fo:margin-left="0.5in" fo:margin-right="0in" fo:text-indent="-0.25in" style:auto-text-indent="false"/>
      <style:text-properties fo:font-variant="normal" fo:text-transform="none" fo:language="es" fo:country="ES"/>
    </style:style>
    <style:style style:name="P7" style:family="paragraph" style:parent-style-name="Standard">
      <style:text-properties fo:language="es" fo:country="ES"/>
    </style:style>
    <style:style style:name="P8" style:family="paragraph" style:parent-style-name="Heading_20_1">
      <style:text-properties fo:language="es" fo:country="ES" fo:font-style="italic"/>
    </style:style>
    <style:style style:name="P9" style:family="paragraph" style:parent-style-name="Heading_20_2">
      <style:text-properties fo:language="es" fo:country="ES"/>
    </style:style>
    <style:style style:name="P10" style:family="paragraph" style:parent-style-name="Text_20_body" style:list-style-name="L1">
      <style:text-properties fo:language="es" fo:country="ES"/>
    </style:style>
    <style:style style:name="P11" style:family="paragraph" style:parent-style-name="Text_20_body" style:list-style-name="L1">
      <style:text-properties fo:language="es" fo:country="ES" fo:font-style="normal" style:font-style-asian="normal" style:font-style-complex="normal"/>
    </style:style>
    <style:style style:name="P12" style:family="paragraph" style:parent-style-name="Text_20_body" style:list-style-name="L2">
      <style:text-properties fo:language="es" fo:country="ES"/>
    </style:style>
    <style:style style:name="P13" style:family="paragraph" style:parent-style-name="Text_20_body" style:list-style-name="L3">
      <style:text-properties fo:language="es" fo:country="ES"/>
    </style:style>
    <style:style style:name="P14" style:family="paragraph" style:parent-style-name="Text_20_body" style:list-style-name="L4">
      <style:text-properties fo:language="es" fo:country="ES"/>
    </style:style>
    <style:style style:name="P15" style:family="paragraph" style:parent-style-name="Text_20_body" style:list-style-name="L5">
      <style:text-properties fo:language="es" fo:country="ES" fo:font-weight="normal" style:font-weight-asian="normal" style:font-weight-complex="normal"/>
    </style:style>
    <style:style style:name="P16" style:family="paragraph" style:parent-style-name="Text_20_body" style:list-style-name="L7">
      <style:text-properties fo:language="es" fo:country="ES"/>
    </style:style>
    <style:style style:name="P17" style:family="paragraph" style:parent-style-name="Text_20_body" style:list-style-name="L5"/>
    <style:style style:name="P18" style:family="paragraph" style:parent-style-name="Text_20_body" style:list-style-name="L5">
      <style:text-properties fo:font-weight="normal" style:font-weight-asian="normal" style:font-weight-complex="normal"/>
    </style:style>
    <style:style style:name="P19" style:family="paragraph" style:parent-style-name="Text_20_body" style:list-style-name="L5">
      <style:text-properties fo:font-variant="normal" fo:text-transform="none" fo:language="es" fo:country="ES"/>
    </style:style>
    <style:style style:name="P20" style:family="paragraph" style:parent-style-name="Text_20_body" style:list-style-name="L6">
      <style:text-properties fo:font-variant="normal" fo:text-transform="none" fo:language="es" fo:country="ES"/>
    </style:style>
    <style:style style:name="P21" style:family="paragraph">
      <style:paragraph-properties fo:text-align="center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weight="bold" style:font-weight-asian="bold" style:font-weight-complex="bold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fo:color="#800000" fo:language="es" fo:country="ES"/>
    </style:style>
    <style:style style:name="T5" style:family="text">
      <style:text-properties fo:color="#800000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svg:stroke-width="0.0398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ignación primer ingreso</text:p>
      <text:p text:style-name="P4">Modificación de Calendario de Actividades- CATS</text:p>
      <text:h text:style-name="Heading_20_1" text:outline-level="1"><draw:line text:anchor-type="paragraph" draw:z-index="0" draw:style-name="gr1" draw:text-style-name="P21" svg:x1="0.0138in" svg:y1="0.0256in" svg:x2="6.6945in" svg:y2="0.0256in"><text:p/></draw:line>CARACTERISTICAS</text:h>
      <text:list xml:id="list147352837" text:style-name="L1">
        <text:list-item>
          <text:p text:style-name="P10">Proceso <text:s/>por el cual se modifica un calendario de las actividades ya existente.</text:p>
        </text:list-item>
        <text:list-item>
          <text:p text:style-name="P11">Este proceso llevará la validación en el sistema de cuándo se harán las actividades. <text:s/>Por ejemplo: <text:s/>la asignaciones de semestre, retrasada, curso de vacaciones.</text:p>
        </text:list-item>
      </text:list>
      <text:h text:style-name="Heading_20_1" text:outline-level="1">ESPECIFICACIONES DEL CASO DE USO</text:h>
      <text:h text:style-name="Heading_20_2" text:outline-level="2">DESCRIPCION GENERAL</text:h>
      <text:p text:style-name="P7"><text:tab/>En este mantenimiento se llevará el control de las actividades en el sistema.</text:p>
      <text:h text:style-name="Heading_20_2" text:outline-level="2">ACTOR PRIMARIO</text:h>
      <text:list xml:id="list1719021406" text:style-name="L2">
        <text:list-item>
          <text:p text:style-name="P12">Usuario autenticado en el sistema </text:p>
        </text:list-item>
      </text:list>
      <text:h text:style-name="Heading_20_2" text:outline-level="2">PRE-CONDICIONES</text:h>
      <text:list xml:id="list813487240" text:style-name="L3">
        <text:list-item>
          <text:p text:style-name="P13">Que el actor tenga acceso al sistema</text:p>
        </text:list-item>
        <text:list-item>
          <text:p text:style-name="P13">Que el actor este registrado en el sistema</text:p>
        </text:list-item>
        <text:list-item>
          <text:p text:style-name="P13">Que el actor tenga el perfil con el rol para la asignación automática de cursos.</text:p>
        </text:list-item>
        <text:list-item>
          <text:p text:style-name="P13">Que el actor tenga el conocimiento de que fecha se harán las actividades.</text:p>
        </text:list-item>
        <text:list-item>
          <text:p text:style-name="P13">Debe de existir al menos un semestre ingresado en el sistema.</text:p>
        </text:list-item>
        <text:list-item>
          <text:p text:style-name="P13">Debe de existir un registro ingresado para hacer su modificación.</text:p>
        </text:list-item>
      </text:list>
      <text:h text:style-name="Heading_20_2" text:outline-level="2">POST-CONDICIONES</text:h>
      <text:list xml:id="list987058111" text:style-name="L4">
        <text:list-item>
          <text:p text:style-name="P14">Cada calendario de actividad servirá de validación para la realización de otros procesos dependiendo del tipo de actividad que se seleccionó.</text:p>
        </text:list-item>
      </text:list>
      <text:h text:style-name="Heading_20_2" text:outline-level="2">FLUJO PRINCIPAL </text:h>
      <text:list xml:id="list918042983" text:style-name="L5">
        <text:list-item>
          <text:p text:style-name="P18"><text:span text:style-name="T1">El actor</text:span><text:span text:style-name="T2"> </text:span><text:span text:style-name="T1">ingresa a la pantalla de búsqueda de calendario de actividades.</text:span></text:p>
        </text:list-item>
        <text:list-item>
          <text:p text:style-name="P15">El actor seleccionará el semestre para realizar la búsqueda.</text:p>
        </text:list-item>
        <text:list-item>
          <text:p text:style-name="P18"><text:span text:style-name="T1">El sistema mostrará los resultados obtenidos </text:span><text:span text:style-name="T4">[FA1]</text:span><text:span text:style-name="T1">. </text:span></text:p>
        </text:list-item>
        <text:list-item>
          <text:p text:style-name="P15">El actor seleccionará la liga del calendario de actividades a modificar.</text:p>
        </text:list-item>
        <text:list-item>
          <text:p text:style-name="P15">El sistema mostrará la pantalla de modificación de calendario de actividades con los datos que han sido ingresados.</text:p>
        </text:list-item>
        <text:list-item>
          <text:p text:style-name="P17">El actor puede cambiar el nombre o el rango de fechas, seleccionar otro semestre o tipo de actividad del calendario de actividades.</text:p>
        </text:list-item>
        <text:list-item>
          <text:p text:style-name="P19"><text:soft-page-break/>El actor presiona el botón de Modificar o <text:span text:style-name="T5">[FA3]</text:span>.</text:p>
        </text:list-item>
        <text:list-item>
          <text:p text:style-name="P19">El sistema devuelve un mensaje indicado el resultado de la operación. <text:s/>Si la operación es insatisfactoria <text:span text:style-name="T5">[FA4]</text:span>.</text:p>
        </text:list-item>
        <text:list-item>
          <text:p text:style-name="P19">El actor presiona el boton de aceptar del mensaje, el sistema regresa a la búsqueda de calendarios de actividades.</text:p>
        </text:list-item>
        <text:list-item>
          <text:p text:style-name="P19">Se da por finalizado la creación del calendario de actividades.</text:p>
        </text:list-item>
      </text:list>
      <text:p text:style-name="P6"/>
      <text:h text:style-name="Heading_20_2" text:outline-level="2">FLUJO ALTERNO</text:h>
      <text:list xml:id="list1438169264" text:style-name="L6">
        <text:list-item>
          <text:p text:style-name="P20">Si no hay resultados se mostrará un mensaje indicando que no hay resultados a mostrar.</text:p>
        </text:list-item>
        <text:list-item>
          <text:p text:style-name="P20">El actor puede seleccionar otro semestre [FP3] o [FP7].</text:p>
        </text:list-item>
        <text:list-item>
          <text:p text:style-name="P20">El actor sale de la página sin notificar la modificación [FP10].</text:p>
        </text:list-item>
        <text:list-item>
          <text:p text:style-name="P20">El usuario realizará los cambios indicados por el sistema [FP6] o [FP10].</text:p>
        </text:list-item>
      </text:list>
      <text:h text:style-name="P9" text:outline-level="2">REFERENCIAS</text:h>
      <text:p text:style-name="P5">●<text:span text:style-name="T3"> <text:tab/></text:span><text:span text:style-name="T1">Sin referencias</text:span></text:p>
      <text:h text:style-name="P9" text:outline-level="2">REGLAS DEL NEGOCIO</text:h>
      <text:list xml:id="list763382660" text:style-name="L7">
        <text:list-item>
          <text:p text:style-name="P16">Validación si se ha ingresado otro registrado con el mismo semestre y tipo de actividad anteriormente.</text:p>
        </text:list-item>
      </text:list>
      <text:h text:style-name="P9" text:outline-level="2">COMENTARIOS ADICIONALES</text:h>
      <text:p text:style-name="P5">●<text:span text:style-name="T3"><text:tab/></text:span><text:span text:style-name="T1">Este caso de uso no tiene comentarios adicionales.</text:span></text:p>
      <text:h text:style-name="P8" text:outline-level="1">GLOSARIO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G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GT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ATS</text:p>
        <text:p text:style-name="MP1">Catálogos base: <text:s/>Modificación de Calendario de actividades<text:tab/>CU-CATS002</text:p>
        <text:p text:style-name="MP2">10/01/2011<text:tab/><text:tab/>Autor: Mario Batr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arlos Alejandro Solórzano Roldán</meta:initial-creator>
    <meta:creation-date>2010-11-25T15:48:42.72</meta:creation-date>
    <dc:date>2011-01-27T21:30:17</dc:date>
    <dc:creator>Mario Batres</dc:creator>
    <meta:editing-duration>PT11H23M25S</meta:editing-duration>
    <meta:editing-cycles>32</meta:editing-cycles>
    <meta:generator>OpenOffice.org/3.1$Unix OpenOffice.org_project/310m19$Build-9420</meta:generator>
    <meta:document-statistic meta:table-count="0" meta:image-count="0" meta:object-count="0" meta:page-count="2" meta:paragraph-count="45" meta:word-count="419" meta:character-count="2556"/>
  </office:meta>
</office:document-meta>
</file>